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2.5016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map style:condition="cell-content()=&quot;True&quot;" style:apply-style-name="Good" style:base-cell-address="sturgeon.E2"/>
      <style:map style:condition="cell-content()=&quot;False&quot;" style:apply-style-name="Bad" style:base-cell-address="sturgeon.E2"/>
    </style:style>
  </office:automatic-styles>
  <office:body>
    <office:spreadsheet>
      <table:calculation-settings table:automatic-find-labels="false" table:use-regular-expressions="false" table:use-wildcards="true"/>
      <table:table table:name="sturge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classifiable</text:p>
          </table:table-cell>
        </table:table-row>
        <table:table-row table:style-name="ro1">
          <table:table-cell office:value-type="string" calcext:value-type="string">
            <text:p>NDMA1</text:p>
          </table:table-cell>
          <table:table-cell office:value-type="string" calcext:value-type="string">
            <text:p>Other glioma - ANA PA - ANA PA</text:p>
          </table:table-cell>
          <table:table-cell office:value-type="float" office:value="0.725162863731384" calcext:value-type="float">
            <text:p>0.725162863731384</text:p>
          </table:table-cell>
          <table:table-cell office:value-type="float" office:value="51.022" calcext:value-type="float">
            <text:p>51.02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2</text:p>
          </table:table-cell>
          <table:table-cell office:value-type="string" calcext:value-type="string">
            <text:p>Glioma IDH - O IDH - O IDH</text:p>
          </table:table-cell>
          <table:table-cell office:value-type="float" office:value="0.742315411567688" calcext:value-type="float">
            <text:p>0.742315411567688</text:p>
          </table:table-cell>
          <table:table-cell office:value-type="float" office:value="79.019" calcext:value-type="float">
            <text:p>79.0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3</text:p>
          </table:table-cell>
          <table:table-cell office:value-type="string" calcext:value-type="string">
            <text:p>Glioma IDH - A IDH - HG</text:p>
          </table:table-cell>
          <table:table-cell office:value-type="float" office:value="0.709425330162048" calcext:value-type="float">
            <text:p>0.709425330162048</text:p>
          </table:table-cell>
          <table:table-cell office:value-type="float" office:value="19.066" calcext:value-type="float">
            <text:p>19.06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4</text:p>
          </table:table-cell>
          <table:table-cell office:value-type="string" calcext:value-type="string">
            <text:p>Control - CONTR - INFLAM</text:p>
          </table:table-cell>
          <table:table-cell office:value-type="float" office:value="0.708714783191681" calcext:value-type="float">
            <text:p>0.708714783191681</text:p>
          </table:table-cell>
          <table:table-cell office:value-type="float" office:value="89.442" calcext:value-type="float">
            <text:p>89.44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5</text:p>
          </table:table-cell>
          <table:table-cell office:value-type="string" calcext:value-type="string">
            <text:p>Glio-neuronal - DLGNT - DLGNT</text:p>
          </table:table-cell>
          <table:table-cell office:value-type="float" office:value="0.778154671192169" calcext:value-type="float">
            <text:p>0.778154671192169</text:p>
          </table:table-cell>
          <table:table-cell office:value-type="float" office:value="145.759" calcext:value-type="float">
            <text:p>145.7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6</text:p>
          </table:table-cell>
          <table:table-cell office:value-type="string" calcext:value-type="string">
            <text:p>Other glioma - PXA - PXA</text:p>
          </table:table-cell>
          <table:table-cell office:value-type="float" office:value="0.936324536800384" calcext:value-type="float">
            <text:p>0.936324536800384</text:p>
          </table:table-cell>
          <table:table-cell office:value-type="float" office:value="57.73" calcext:value-type="float">
            <text:p>57.7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7</text:p>
          </table:table-cell>
          <table:table-cell office:value-type="string" calcext:value-type="string">
            <text:p>Glioma IDH - O IDH - O IDH</text:p>
          </table:table-cell>
          <table:table-cell office:value-type="float" office:value="0.765889585018158" calcext:value-type="float">
            <text:p>0.765889585018158</text:p>
          </table:table-cell>
          <table:table-cell office:value-type="float" office:value="41.384" calcext:value-type="float">
            <text:p>41.38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8</text:p>
          </table:table-cell>
          <table:table-cell office:value-type="string" calcext:value-type="string">
            <text:p>Glioblastoma - GBM - RTK II</text:p>
          </table:table-cell>
          <table:table-cell office:value-type="float" office:value="0.90856921672821" calcext:value-type="float">
            <text:p>0.90856921672821</text:p>
          </table:table-cell>
          <table:table-cell office:value-type="float" office:value="47.392" calcext:value-type="float">
            <text:p>47.39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9</text:p>
          </table:table-cell>
          <table:table-cell office:value-type="string" calcext:value-type="string">
            <text:p>Nerve - SCHW - SCHW MEL</text:p>
          </table:table-cell>
          <table:table-cell office:value-type="float" office:value="0.745960474014282" calcext:value-type="float">
            <text:p>0.745960474014282</text:p>
          </table:table-cell>
          <table:table-cell office:value-type="float" office:value="40.792" calcext:value-type="float">
            <text:p>40.79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10</text:p>
          </table:table-cell>
          <table:table-cell office:value-type="string" calcext:value-type="string">
            <text:p>Haematopoeitic - LYMPHO - LYMPHO</text:p>
          </table:table-cell>
          <table:table-cell office:value-type="float" office:value="0.999296128749847" calcext:value-type="float">
            <text:p>0.999296128749847</text:p>
          </table:table-cell>
          <table:table-cell office:value-type="float" office:value="42.312" calcext:value-type="float">
            <text:p>42.31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11</text:p>
          </table:table-cell>
          <table:table-cell office:value-type="string" calcext:value-type="string">
            <text:p>Glioma IDH - O IDH - O IDH</text:p>
          </table:table-cell>
          <table:table-cell office:value-type="float" office:value="0.992000699043274" calcext:value-type="float">
            <text:p>0.992000699043274</text:p>
          </table:table-cell>
          <table:table-cell office:value-type="float" office:value="33.806" calcext:value-type="float">
            <text:p>33.80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12</text:p>
          </table:table-cell>
          <table:table-cell office:value-type="string" calcext:value-type="string">
            <text:p>Glioma IDH - A IDH - A IDH</text:p>
          </table:table-cell>
          <table:table-cell office:value-type="float" office:value="0.671826303005219" calcext:value-type="float">
            <text:p>0.671826303005219</text:p>
          </table:table-cell>
          <table:table-cell office:value-type="float" office:value="32.843" calcext:value-type="float">
            <text:p>32.84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13</text:p>
          </table:table-cell>
          <table:table-cell office:value-type="string" calcext:value-type="string">
            <text:p>Sella - PITUI SCO GCT - SCO GCT</text:p>
          </table:table-cell>
          <table:table-cell office:value-type="float" office:value="0.621291995048523" calcext:value-type="float">
            <text:p>0.621291995048523</text:p>
          </table:table-cell>
          <table:table-cell office:value-type="float" office:value="32.259" calcext:value-type="float">
            <text:p>32.2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14</text:p>
          </table:table-cell>
          <table:table-cell office:value-type="string" calcext:value-type="string">
            <text:p>Glioma IDH - O IDH - O IDH</text:p>
          </table:table-cell>
          <table:table-cell office:value-type="float" office:value="0.753239274024963" calcext:value-type="float">
            <text:p>0.753239274024963</text:p>
          </table:table-cell>
          <table:table-cell office:value-type="float" office:value="30.39" calcext:value-type="float">
            <text:p>30.3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15</text:p>
          </table:table-cell>
          <table:table-cell office:value-type="string" calcext:value-type="string">
            <text:p>Glioma IDH - A IDH - A IDH</text:p>
          </table:table-cell>
          <table:table-cell office:value-type="float" office:value="0.740663528442383" calcext:value-type="float">
            <text:p>0.740663528442383</text:p>
          </table:table-cell>
          <table:table-cell office:value-type="float" office:value="35.339" calcext:value-type="float">
            <text:p>35.33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16</text:p>
          </table:table-cell>
          <table:table-cell office:value-type="string" calcext:value-type="string">
            <text:p>Glioma IDH - O IDH - O IDH</text:p>
          </table:table-cell>
          <table:table-cell office:value-type="float" office:value="0.950403392314911" calcext:value-type="float">
            <text:p>0.950403392314911</text:p>
          </table:table-cell>
          <table:table-cell office:value-type="float" office:value="44.082" calcext:value-type="float">
            <text:p>44.08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17</text:p>
          </table:table-cell>
          <table:table-cell office:value-type="string" calcext:value-type="string">
            <text:p>Glioma IDH - A IDH - HG</text:p>
          </table:table-cell>
          <table:table-cell office:value-type="float" office:value="0.956581950187683" calcext:value-type="float">
            <text:p>0.956581950187683</text:p>
          </table:table-cell>
          <table:table-cell office:value-type="float" office:value="30.318" calcext:value-type="float">
            <text:p>30.31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18</text:p>
          </table:table-cell>
          <table:table-cell office:value-type="string" calcext:value-type="string">
            <text:p>Embryonal - MB SHH - CHL AD INF</text:p>
          </table:table-cell>
          <table:table-cell office:value-type="float" office:value="0.985953344963491" calcext:value-type="float">
            <text:p>0.985953344963491</text:p>
          </table:table-cell>
          <table:table-cell office:value-type="float" office:value="25.062" calcext:value-type="float">
            <text:p>25.06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19</text:p>
          </table:table-cell>
          <table:table-cell office:value-type="string" calcext:value-type="string">
            <text:p>Embryonal - MB G3G4 - G4</text:p>
          </table:table-cell>
          <table:table-cell office:value-type="float" office:value="0.993889033794403" calcext:value-type="float">
            <text:p>0.993889033794403</text:p>
          </table:table-cell>
          <table:table-cell office:value-type="float" office:value="53.245" calcext:value-type="float">
            <text:p>53.24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20</text:p>
          </table:table-cell>
          <table:table-cell office:value-type="string" calcext:value-type="string">
            <text:p>Embryonal - MB SHH - CHL AD INF</text:p>
          </table:table-cell>
          <table:table-cell office:value-type="float" office:value="0.997004359960556" calcext:value-type="float">
            <text:p>0.997004359960556</text:p>
          </table:table-cell>
          <table:table-cell office:value-type="float" office:value="31.249" calcext:value-type="float">
            <text:p>31.24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21</text:p>
          </table:table-cell>
          <table:table-cell office:value-type="string" calcext:value-type="string">
            <text:p>Embryonal - MB G3G4 - G3</text:p>
          </table:table-cell>
          <table:table-cell office:value-type="float" office:value="0.996058762073517" calcext:value-type="float">
            <text:p>0.996058762073517</text:p>
          </table:table-cell>
          <table:table-cell office:value-type="float" office:value="34.607" calcext:value-type="float">
            <text:p>34.60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22</text:p>
          </table:table-cell>
          <table:table-cell office:value-type="string" calcext:value-type="string">
            <text:p>Embryonal - MB WNT - WNT</text:p>
          </table:table-cell>
          <table:table-cell office:value-type="float" office:value="0.995734572410584" calcext:value-type="float">
            <text:p>0.995734572410584</text:p>
          </table:table-cell>
          <table:table-cell office:value-type="float" office:value="56.439" calcext:value-type="float">
            <text:p>56.43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23</text:p>
          </table:table-cell>
          <table:table-cell office:value-type="string" calcext:value-type="string">
            <text:p>Embryonal - MB G3G4 - G3</text:p>
          </table:table-cell>
          <table:table-cell office:value-type="float" office:value="0.937017381191254" calcext:value-type="float">
            <text:p>0.937017381191254</text:p>
          </table:table-cell>
          <table:table-cell office:value-type="float" office:value="37.013" calcext:value-type="float">
            <text:p>37.01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24</text:p>
          </table:table-cell>
          <table:table-cell office:value-type="string" calcext:value-type="string">
            <text:p>Embryonal - MB G3G4 - G3</text:p>
          </table:table-cell>
          <table:table-cell office:value-type="float" office:value="0.61578369140625" calcext:value-type="float">
            <text:p>0.61578369140625</text:p>
          </table:table-cell>
          <table:table-cell office:value-type="float" office:value="58.361" calcext:value-type="float">
            <text:p>58.36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25</text:p>
          </table:table-cell>
          <table:table-cell office:value-type="string" calcext:value-type="string">
            <text:p>Embryonal - MB G3G4 - G4</text:p>
          </table:table-cell>
          <table:table-cell office:value-type="float" office:value="0.968580543994904" calcext:value-type="float">
            <text:p>0.968580543994904</text:p>
          </table:table-cell>
          <table:table-cell office:value-type="float" office:value="47.35" calcext:value-type="float">
            <text:p>47.3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26</text:p>
          </table:table-cell>
          <table:table-cell office:value-type="string" calcext:value-type="string">
            <text:p>Embryonal - HGNET - BCOR</text:p>
          </table:table-cell>
          <table:table-cell office:value-type="float" office:value="0.998025357723236" calcext:value-type="float">
            <text:p>0.998025357723236</text:p>
          </table:table-cell>
          <table:table-cell office:value-type="float" office:value="38.716" calcext:value-type="float">
            <text:p>38.71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27</text:p>
          </table:table-cell>
          <table:table-cell office:value-type="string" calcext:value-type="string">
            <text:p>Glioblastoma - GBM - G34</text:p>
          </table:table-cell>
          <table:table-cell office:value-type="float" office:value="0.993814408779144" calcext:value-type="float">
            <text:p>0.993814408779144</text:p>
          </table:table-cell>
          <table:table-cell office:value-type="float" office:value="46.217" calcext:value-type="float">
            <text:p>46.21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28</text:p>
          </table:table-cell>
          <table:table-cell office:value-type="string" calcext:value-type="string">
            <text:p>Embryonal - ATRT - SHH</text:p>
          </table:table-cell>
          <table:table-cell office:value-type="float" office:value="0.699611365795136" calcext:value-type="float">
            <text:p>0.699611365795136</text:p>
          </table:table-cell>
          <table:table-cell office:value-type="float" office:value="33.216" calcext:value-type="float">
            <text:p>33.21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29</text:p>
          </table:table-cell>
          <table:table-cell office:value-type="string" calcext:value-type="string">
            <text:p>Embryonal - MB G3G4 - G3</text:p>
          </table:table-cell>
          <table:table-cell office:value-type="float" office:value="0.975565433502197" calcext:value-type="float">
            <text:p>0.975565433502197</text:p>
          </table:table-cell>
          <table:table-cell office:value-type="float" office:value="18.783" calcext:value-type="float">
            <text:p>18.78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30</text:p>
          </table:table-cell>
          <table:table-cell office:value-type="string" calcext:value-type="string">
            <text:p>Embryonal - MB SHH - CHL AD INF</text:p>
          </table:table-cell>
          <table:table-cell office:value-type="float" office:value="0.993642568588257" calcext:value-type="float">
            <text:p>0.993642568588257</text:p>
          </table:table-cell>
          <table:table-cell office:value-type="float" office:value="29.619" calcext:value-type="float">
            <text:p>29.61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31</text:p>
          </table:table-cell>
          <table:table-cell office:value-type="string" calcext:value-type="string">
            <text:p>Embryonal - MB WNT - WNT</text:p>
          </table:table-cell>
          <table:table-cell office:value-type="float" office:value="0.912541151046753" calcext:value-type="float">
            <text:p>0.912541151046753</text:p>
          </table:table-cell>
          <table:table-cell office:value-type="float" office:value="32.357" calcext:value-type="float">
            <text:p>32.35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32</text:p>
          </table:table-cell>
          <table:table-cell office:value-type="string" calcext:value-type="string">
            <text:p>Embryonal - MB G3G4 - G3</text:p>
          </table:table-cell>
          <table:table-cell office:value-type="float" office:value="0.980588734149933" calcext:value-type="float">
            <text:p>0.980588734149933</text:p>
          </table:table-cell>
          <table:table-cell office:value-type="float" office:value="17.129" calcext:value-type="float">
            <text:p>17.12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33</text:p>
          </table:table-cell>
          <table:table-cell office:value-type="string" calcext:value-type="string">
            <text:p>Embryonal - MB G3G4 - G4</text:p>
          </table:table-cell>
          <table:table-cell office:value-type="float" office:value="0.985138058662415" calcext:value-type="float">
            <text:p>0.985138058662415</text:p>
          </table:table-cell>
          <table:table-cell office:value-type="float" office:value="65.369" calcext:value-type="float">
            <text:p>65.36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34</text:p>
          </table:table-cell>
          <table:table-cell office:value-type="string" calcext:value-type="string">
            <text:p>Embryonal - MB G3G4 - G3</text:p>
          </table:table-cell>
          <table:table-cell office:value-type="float" office:value="0.903766751289368" calcext:value-type="float">
            <text:p>0.903766751289368</text:p>
          </table:table-cell>
          <table:table-cell office:value-type="float" office:value="22.295" calcext:value-type="float">
            <text:p>22.29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35</text:p>
          </table:table-cell>
          <table:table-cell office:value-type="string" calcext:value-type="string">
            <text:p>Embryonal - MB G3G4 - G4</text:p>
          </table:table-cell>
          <table:table-cell office:value-type="float" office:value="0.900710165500641" calcext:value-type="float">
            <text:p>0.900710165500641</text:p>
          </table:table-cell>
          <table:table-cell office:value-type="float" office:value="33.153" calcext:value-type="float">
            <text:p>33.15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36</text:p>
          </table:table-cell>
          <table:table-cell office:value-type="string" calcext:value-type="string">
            <text:p>Embryonal - MB G3G4 - G3</text:p>
          </table:table-cell>
          <table:table-cell office:value-type="float" office:value="0.99487954378128" calcext:value-type="float">
            <text:p>0.99487954378128</text:p>
          </table:table-cell>
          <table:table-cell office:value-type="float" office:value="34.849" calcext:value-type="float">
            <text:p>34.84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37</text:p>
          </table:table-cell>
          <table:table-cell office:value-type="string" calcext:value-type="string">
            <text:p>Embryonal - MB WNT - WNT</text:p>
          </table:table-cell>
          <table:table-cell office:value-type="float" office:value="0.99139142036438" calcext:value-type="float">
            <text:p>0.99139142036438</text:p>
          </table:table-cell>
          <table:table-cell office:value-type="float" office:value="17.717" calcext:value-type="float">
            <text:p>17.71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38</text:p>
          </table:table-cell>
          <table:table-cell office:value-type="string" calcext:value-type="string">
            <text:p>Embryonal - MB G3G4 - G3</text:p>
          </table:table-cell>
          <table:table-cell office:value-type="float" office:value="0.993018925189972" calcext:value-type="float">
            <text:p>0.993018925189972</text:p>
          </table:table-cell>
          <table:table-cell office:value-type="float" office:value="19.405" calcext:value-type="float">
            <text:p>19.40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39</text:p>
          </table:table-cell>
          <table:table-cell office:value-type="string" calcext:value-type="string">
            <text:p>Glioma IDH - A IDH - A IDH</text:p>
          </table:table-cell>
          <table:table-cell office:value-type="float" office:value="0.844615519046783" calcext:value-type="float">
            <text:p>0.844615519046783</text:p>
          </table:table-cell>
          <table:table-cell office:value-type="float" office:value="127.408" calcext:value-type="float">
            <text:p>127.40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40</text:p>
          </table:table-cell>
          <table:table-cell office:value-type="string" calcext:value-type="string">
            <text:p>Glioblastoma - GBM - RTK II</text:p>
          </table:table-cell>
          <table:table-cell office:value-type="float" office:value="0.912011027336121" calcext:value-type="float">
            <text:p>0.912011027336121</text:p>
          </table:table-cell>
          <table:table-cell office:value-type="float" office:value="154.227" calcext:value-type="float">
            <text:p>154.22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41</text:p>
          </table:table-cell>
          <table:table-cell office:value-type="string" calcext:value-type="string">
            <text:p>Control - CONTR - INFLAM</text:p>
          </table:table-cell>
          <table:table-cell office:value-type="float" office:value="0.558858156204224" calcext:value-type="float">
            <text:p>0.558858156204224</text:p>
          </table:table-cell>
          <table:table-cell office:value-type="float" office:value="32.78" calcext:value-type="float">
            <text:p>32.7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43</text:p>
          </table:table-cell>
          <table:table-cell office:value-type="string" calcext:value-type="string">
            <text:p>Glioma IDH - O IDH - O IDH</text:p>
          </table:table-cell>
          <table:table-cell office:value-type="float" office:value="0.967389523983002" calcext:value-type="float">
            <text:p>0.967389523983002</text:p>
          </table:table-cell>
          <table:table-cell office:value-type="float" office:value="42.83" calcext:value-type="float">
            <text:p>42.8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44</text:p>
          </table:table-cell>
          <table:table-cell office:value-type="string" calcext:value-type="string">
            <text:p>Sella - PITUI SCO GCT - SCO GCT</text:p>
          </table:table-cell>
          <table:table-cell office:value-type="float" office:value="0.769784092903137" calcext:value-type="float">
            <text:p>0.769784092903137</text:p>
          </table:table-cell>
          <table:table-cell office:value-type="float" office:value="42.119" calcext:value-type="float">
            <text:p>42.1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45</text:p>
          </table:table-cell>
          <table:table-cell office:value-type="string" calcext:value-type="string">
            <text:p>Glioma IDH - O IDH - O IDH</text:p>
          </table:table-cell>
          <table:table-cell office:value-type="float" office:value="0.97188937664032" calcext:value-type="float">
            <text:p>0.97188937664032</text:p>
          </table:table-cell>
          <table:table-cell office:value-type="float" office:value="37.158" calcext:value-type="float">
            <text:p>37.15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46</text:p>
          </table:table-cell>
          <table:table-cell office:value-type="string" calcext:value-type="string">
            <text:p>Glioblastoma - GBM - MES</text:p>
          </table:table-cell>
          <table:table-cell office:value-type="float" office:value="0.792899608612061" calcext:value-type="float">
            <text:p>0.792899608612061</text:p>
          </table:table-cell>
          <table:table-cell office:value-type="float" office:value="91.317" calcext:value-type="float">
            <text:p>91.31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47</text:p>
          </table:table-cell>
          <table:table-cell office:value-type="string" calcext:value-type="string">
            <text:p>Ependymal - EPN - PF B</text:p>
          </table:table-cell>
          <table:table-cell office:value-type="float" office:value="0.830008447170258" calcext:value-type="float">
            <text:p>0.830008447170258</text:p>
          </table:table-cell>
          <table:table-cell office:value-type="float" office:value="30.946" calcext:value-type="float">
            <text:p>30.94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48</text:p>
          </table:table-cell>
          <table:table-cell office:value-type="string" calcext:value-type="string">
            <text:p>Glioblastoma - GBM - RTK II</text:p>
          </table:table-cell>
          <table:table-cell office:value-type="float" office:value="0.701933979988098" calcext:value-type="float">
            <text:p>0.701933979988098</text:p>
          </table:table-cell>
          <table:table-cell office:value-type="float" office:value="31.32" calcext:value-type="float">
            <text:p>31.3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49</text:p>
          </table:table-cell>
          <table:table-cell office:value-type="string" calcext:value-type="string">
            <text:p>Glioblastoma - GBM - RTK II</text:p>
          </table:table-cell>
          <table:table-cell office:value-type="float" office:value="0.75124055147171" calcext:value-type="float">
            <text:p>0.75124055147171</text:p>
          </table:table-cell>
          <table:table-cell office:value-type="float" office:value="82.12" calcext:value-type="float">
            <text:p>82.1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50</text:p>
          </table:table-cell>
          <table:table-cell office:value-type="string" calcext:value-type="string">
            <text:p>Glioblastoma - GBM - MES</text:p>
          </table:table-cell>
          <table:table-cell office:value-type="float" office:value="0.827785074710846" calcext:value-type="float">
            <text:p>0.827785074710846</text:p>
          </table:table-cell>
          <table:table-cell office:value-type="float" office:value="108.632" calcext:value-type="float">
            <text:p>108.63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52</text:p>
          </table:table-cell>
          <table:table-cell office:value-type="string" calcext:value-type="string">
            <text:p>Glioblastoma - DMG - K27</text:p>
          </table:table-cell>
          <table:table-cell office:value-type="float" office:value="0.940018177032471" calcext:value-type="float">
            <text:p>0.940018177032471</text:p>
          </table:table-cell>
          <table:table-cell office:value-type="float" office:value="61.61" calcext:value-type="float">
            <text:p>61.6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53</text:p>
          </table:table-cell>
          <table:table-cell office:value-type="string" calcext:value-type="string">
            <text:p>Glioma IDH - O IDH - O IDH</text:p>
          </table:table-cell>
          <table:table-cell office:value-type="float" office:value="0.593402683734894" calcext:value-type="float">
            <text:p>0.593402683734894</text:p>
          </table:table-cell>
          <table:table-cell office:value-type="float" office:value="72.958" calcext:value-type="float">
            <text:p>72.95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55</text:p>
          </table:table-cell>
          <table:table-cell office:value-type="string" calcext:value-type="string">
            <text:p>Other glioma - LGG PA - PA</text:p>
          </table:table-cell>
          <table:table-cell office:value-type="float" office:value="0.939592152833939" calcext:value-type="float">
            <text:p>0.939592152833939</text:p>
          </table:table-cell>
          <table:table-cell office:value-type="float" office:value="51.833" calcext:value-type="float">
            <text:p>51.83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56</text:p>
          </table:table-cell>
          <table:table-cell office:value-type="string" calcext:value-type="string">
            <text:p>Sella - PITUI SCO GCT - SCO GCT</text:p>
          </table:table-cell>
          <table:table-cell office:value-type="float" office:value="0.627111494541168" calcext:value-type="float">
            <text:p>0.627111494541168</text:p>
          </table:table-cell>
          <table:table-cell office:value-type="float" office:value="38.132" calcext:value-type="float">
            <text:p>38.13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57</text:p>
          </table:table-cell>
          <table:table-cell office:value-type="string" calcext:value-type="string">
            <text:p>Control - CONTR - HEMI</text:p>
          </table:table-cell>
          <table:table-cell office:value-type="float" office:value="0.650705635547638" calcext:value-type="float">
            <text:p>0.650705635547638</text:p>
          </table:table-cell>
          <table:table-cell office:value-type="float" office:value="87.134" calcext:value-type="float">
            <text:p>87.13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58</text:p>
          </table:table-cell>
          <table:table-cell office:value-type="string" calcext:value-type="string">
            <text:p>Other glioma - LGG PA - PA</text:p>
          </table:table-cell>
          <table:table-cell office:value-type="float" office:value="0.976865168660879" calcext:value-type="float">
            <text:p>0.976865168660879</text:p>
          </table:table-cell>
          <table:table-cell office:value-type="float" office:value="37.057" calcext:value-type="float">
            <text:p>37.05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60</text:p>
          </table:table-cell>
          <table:table-cell office:value-type="string" calcext:value-type="string">
            <text:p>Glioblastoma - GBM - RTK II</text:p>
          </table:table-cell>
          <table:table-cell office:value-type="float" office:value="0.807646095752716" calcext:value-type="float">
            <text:p>0.807646095752716</text:p>
          </table:table-cell>
          <table:table-cell office:value-type="float" office:value="77.947" calcext:value-type="float">
            <text:p>77.94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62</text:p>
          </table:table-cell>
          <table:table-cell office:value-type="string" calcext:value-type="string">
            <text:p>Other glioma - LGG PA - PA</text:p>
          </table:table-cell>
          <table:table-cell office:value-type="float" office:value="0.83105431497097" calcext:value-type="float">
            <text:p>0.83105431497097</text:p>
          </table:table-cell>
          <table:table-cell office:value-type="float" office:value="60.353" calcext:value-type="float">
            <text:p>60.35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63</text:p>
          </table:table-cell>
          <table:table-cell office:value-type="string" calcext:value-type="string">
            <text:p>Glioblastoma - GBM - G34</text:p>
          </table:table-cell>
          <table:table-cell office:value-type="float" office:value="0.679400026798248" calcext:value-type="float">
            <text:p>0.679400026798248</text:p>
          </table:table-cell>
          <table:table-cell office:value-type="float" office:value="29.196" calcext:value-type="float">
            <text:p>29.19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64</text:p>
          </table:table-cell>
          <table:table-cell office:value-type="string" calcext:value-type="string">
            <text:p>Glioma IDH - A IDH - HG</text:p>
          </table:table-cell>
          <table:table-cell office:value-type="float" office:value="0.606068968772888" calcext:value-type="float">
            <text:p>0.606068968772888</text:p>
          </table:table-cell>
          <table:table-cell office:value-type="float" office:value="46.981" calcext:value-type="float">
            <text:p>46.98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65</text:p>
          </table:table-cell>
          <table:table-cell office:value-type="string" calcext:value-type="string">
            <text:p>Other glioma - LGG PA - PA</text:p>
          </table:table-cell>
          <table:table-cell office:value-type="float" office:value="0.607083514332771" calcext:value-type="float">
            <text:p>0.607083514332771</text:p>
          </table:table-cell>
          <table:table-cell office:value-type="float" office:value="48.7" calcext:value-type="float">
            <text:p>48.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66</text:p>
          </table:table-cell>
          <table:table-cell office:value-type="string" calcext:value-type="string">
            <text:p>Glioma IDH - A IDH - A IDH</text:p>
          </table:table-cell>
          <table:table-cell office:value-type="float" office:value="0.956330239772797" calcext:value-type="float">
            <text:p>0.956330239772797</text:p>
          </table:table-cell>
          <table:table-cell office:value-type="float" office:value="147.712" calcext:value-type="float">
            <text:p>147.71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67</text:p>
          </table:table-cell>
          <table:table-cell office:value-type="string" calcext:value-type="string">
            <text:p>Other glioma - ANA PA - ANA PA</text:p>
          </table:table-cell>
          <table:table-cell office:value-type="float" office:value="0.80129861831665" calcext:value-type="float">
            <text:p>0.80129861831665</text:p>
          </table:table-cell>
          <table:table-cell office:value-type="float" office:value="43.772" calcext:value-type="float">
            <text:p>43.77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68</text:p>
          </table:table-cell>
          <table:table-cell office:value-type="string" calcext:value-type="string">
            <text:p>Glioblastoma - GBM - MES</text:p>
          </table:table-cell>
          <table:table-cell office:value-type="float" office:value="0.779785633087158" calcext:value-type="float">
            <text:p>0.779785633087158</text:p>
          </table:table-cell>
          <table:table-cell office:value-type="float" office:value="109.749" calcext:value-type="float">
            <text:p>109.74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69</text:p>
          </table:table-cell>
          <table:table-cell office:value-type="string" calcext:value-type="string">
            <text:p>Embryonal - MB G3G4 - G3</text:p>
          </table:table-cell>
          <table:table-cell office:value-type="float" office:value="0.997032225131988" calcext:value-type="float">
            <text:p>0.997032225131988</text:p>
          </table:table-cell>
          <table:table-cell office:value-type="float" office:value="39.519" calcext:value-type="float">
            <text:p>39.51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70</text:p>
          </table:table-cell>
          <table:table-cell office:value-type="string" calcext:value-type="string">
            <text:p>Other glioma - LGG SEGA - SEGA</text:p>
          </table:table-cell>
          <table:table-cell office:value-type="float" office:value="0.792166113853455" calcext:value-type="float">
            <text:p>0.792166113853455</text:p>
          </table:table-cell>
          <table:table-cell office:value-type="float" office:value="60.365" calcext:value-type="float">
            <text:p>60.36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71</text:p>
          </table:table-cell>
          <table:table-cell office:value-type="string" calcext:value-type="string">
            <text:p>Glioma IDH - O IDH - O IDH</text:p>
          </table:table-cell>
          <table:table-cell office:value-type="float" office:value="0.95576423406601" calcext:value-type="float">
            <text:p>0.95576423406601</text:p>
          </table:table-cell>
          <table:table-cell office:value-type="float" office:value="34.881" calcext:value-type="float">
            <text:p>34.88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72</text:p>
          </table:table-cell>
          <table:table-cell office:value-type="string" calcext:value-type="string">
            <text:p>Other glioma - LGG PA - PA/GG ST</text:p>
          </table:table-cell>
          <table:table-cell office:value-type="float" office:value="0.931582927703857" calcext:value-type="float">
            <text:p>0.931582927703857</text:p>
          </table:table-cell>
          <table:table-cell office:value-type="float" office:value="243.256" calcext:value-type="float">
            <text:p>243.25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73</text:p>
          </table:table-cell>
          <table:table-cell office:value-type="string" calcext:value-type="string">
            <text:p>Ependymal - EPN - RELA</text:p>
          </table:table-cell>
          <table:table-cell office:value-type="float" office:value="0.813642382621765" calcext:value-type="float">
            <text:p>0.813642382621765</text:p>
          </table:table-cell>
          <table:table-cell office:value-type="float" office:value="45.388" calcext:value-type="float">
            <text:p>45.38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74</text:p>
          </table:table-cell>
          <table:table-cell office:value-type="string" calcext:value-type="string">
            <text:p>Other glioma - LGG SEGA - SEGA</text:p>
          </table:table-cell>
          <table:table-cell office:value-type="float" office:value="0.525624692440033" calcext:value-type="float">
            <text:p>0.525624692440033</text:p>
          </table:table-cell>
          <table:table-cell office:value-type="float" office:value="46.833" calcext:value-type="float">
            <text:p>46.83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75</text:p>
          </table:table-cell>
          <table:table-cell office:value-type="string" calcext:value-type="string">
            <text:p>Glioma IDH - A IDH - A IDH</text:p>
          </table:table-cell>
          <table:table-cell office:value-type="float" office:value="0.88926899433136" calcext:value-type="float">
            <text:p>0.88926899433136</text:p>
          </table:table-cell>
          <table:table-cell office:value-type="float" office:value="41.01" calcext:value-type="float">
            <text:p>41.0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76</text:p>
          </table:table-cell>
          <table:table-cell office:value-type="string" calcext:value-type="string">
            <text:p>Glio-neuronal - DLGNT - DLGNT</text:p>
          </table:table-cell>
          <table:table-cell office:value-type="float" office:value="0.95163482427597" calcext:value-type="float">
            <text:p>0.95163482427597</text:p>
          </table:table-cell>
          <table:table-cell office:value-type="float" office:value="69.869" calcext:value-type="float">
            <text:p>69.86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78</text:p>
          </table:table-cell>
          <table:table-cell office:value-type="string" calcext:value-type="string">
            <text:p>Embryonal - MB SHH - CHL AD INF</text:p>
          </table:table-cell>
          <table:table-cell office:value-type="float" office:value="0.995685368776321" calcext:value-type="float">
            <text:p>0.995685368776321</text:p>
          </table:table-cell>
          <table:table-cell office:value-type="float" office:value="39.019" calcext:value-type="float">
            <text:p>39.01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79</text:p>
          </table:table-cell>
          <table:table-cell office:value-type="string" calcext:value-type="string">
            <text:p>Glioma IDH - A IDH - HG</text:p>
          </table:table-cell>
          <table:table-cell office:value-type="float" office:value="0.907290875911713" calcext:value-type="float">
            <text:p>0.907290875911713</text:p>
          </table:table-cell>
          <table:table-cell office:value-type="float" office:value="64.563" calcext:value-type="float">
            <text:p>64.56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80</text:p>
          </table:table-cell>
          <table:table-cell office:value-type="string" calcext:value-type="string">
            <text:p>Other glioma - CHGL - CHGL</text:p>
          </table:table-cell>
          <table:table-cell office:value-type="float" office:value="0.825014412403107" calcext:value-type="float">
            <text:p>0.825014412403107</text:p>
          </table:table-cell>
          <table:table-cell office:value-type="float" office:value="67.114" calcext:value-type="float">
            <text:p>67.11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81</text:p>
          </table:table-cell>
          <table:table-cell office:value-type="string" calcext:value-type="string">
            <text:p>Glioma IDH - O IDH - O IDH</text:p>
          </table:table-cell>
          <table:table-cell office:value-type="float" office:value="0.987379312515259" calcext:value-type="float">
            <text:p>0.987379312515259</text:p>
          </table:table-cell>
          <table:table-cell office:value-type="float" office:value="31.784" calcext:value-type="float">
            <text:p>31.78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82</text:p>
          </table:table-cell>
          <table:table-cell office:value-type="string" calcext:value-type="string">
            <text:p>Glioma IDH - O IDH - O IDH</text:p>
          </table:table-cell>
          <table:table-cell office:value-type="float" office:value="0.77484130859375" calcext:value-type="float">
            <text:p>0.77484130859375</text:p>
          </table:table-cell>
          <table:table-cell office:value-type="float" office:value="62.725" calcext:value-type="float">
            <text:p>62.72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83</text:p>
          </table:table-cell>
          <table:table-cell office:value-type="string" calcext:value-type="string">
            <text:p>Other glioma - LGG PA - PA</text:p>
          </table:table-cell>
          <table:table-cell office:value-type="float" office:value="0.789006443694234" calcext:value-type="float">
            <text:p>0.789006443694234</text:p>
          </table:table-cell>
          <table:table-cell office:value-type="float" office:value="97.995" calcext:value-type="float">
            <text:p>97.99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84</text:p>
          </table:table-cell>
          <table:table-cell office:value-type="string" calcext:value-type="string">
            <text:p>Control - CONTR - REACT</text:p>
          </table:table-cell>
          <table:table-cell office:value-type="float" office:value="0.744701087474823" calcext:value-type="float">
            <text:p>0.744701087474823</text:p>
          </table:table-cell>
          <table:table-cell office:value-type="float" office:value="29.982" calcext:value-type="float">
            <text:p>29.98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85</text:p>
          </table:table-cell>
          <table:table-cell office:value-type="string" calcext:value-type="string">
            <text:p>Mesenchymal - MNG - MNG</text:p>
          </table:table-cell>
          <table:table-cell office:value-type="float" office:value="0.964538514614105" calcext:value-type="float">
            <text:p>0.964538514614105</text:p>
          </table:table-cell>
          <table:table-cell office:value-type="float" office:value="27.025" calcext:value-type="float">
            <text:p>27.02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86</text:p>
          </table:table-cell>
          <table:table-cell office:value-type="string" calcext:value-type="string">
            <text:p>Glioma IDH - O IDH - O IDH</text:p>
          </table:table-cell>
          <table:table-cell office:value-type="float" office:value="0.970502257347107" calcext:value-type="float">
            <text:p>0.970502257347107</text:p>
          </table:table-cell>
          <table:table-cell office:value-type="float" office:value="59.592" calcext:value-type="float">
            <text:p>59.59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87</text:p>
          </table:table-cell>
          <table:table-cell office:value-type="string" calcext:value-type="string">
            <text:p>Glioblastoma - GBM - MES</text:p>
          </table:table-cell>
          <table:table-cell office:value-type="float" office:value="0.893813669681549" calcext:value-type="float">
            <text:p>0.893813669681549</text:p>
          </table:table-cell>
          <table:table-cell office:value-type="float" office:value="45.206" calcext:value-type="float">
            <text:p>45.20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88</text:p>
          </table:table-cell>
          <table:table-cell office:value-type="string" calcext:value-type="string">
            <text:p>Mesenchymal - MNG - MNG</text:p>
          </table:table-cell>
          <table:table-cell office:value-type="float" office:value="0.963989973068237" calcext:value-type="float">
            <text:p>0.963989973068237</text:p>
          </table:table-cell>
          <table:table-cell office:value-type="float" office:value="17.115" calcext:value-type="float">
            <text:p>17.1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89</text:p>
          </table:table-cell>
          <table:table-cell office:value-type="string" calcext:value-type="string">
            <text:p>Embryonal - MB G3G4 - G4</text:p>
          </table:table-cell>
          <table:table-cell office:value-type="float" office:value="0.990200459957123" calcext:value-type="float">
            <text:p>0.990200459957123</text:p>
          </table:table-cell>
          <table:table-cell office:value-type="float" office:value="64.462" calcext:value-type="float">
            <text:p>64.46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90</text:p>
          </table:table-cell>
          <table:table-cell office:value-type="string" calcext:value-type="string">
            <text:p>Embryonal - MB WNT - WNT</text:p>
          </table:table-cell>
          <table:table-cell office:value-type="float" office:value="0.997929394245148" calcext:value-type="float">
            <text:p>0.997929394245148</text:p>
          </table:table-cell>
          <table:table-cell office:value-type="float" office:value="30.936" calcext:value-type="float">
            <text:p>30.93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91</text:p>
          </table:table-cell>
          <table:table-cell office:value-type="string" calcext:value-type="string">
            <text:p>Glioma IDH - O IDH - O IDH</text:p>
          </table:table-cell>
          <table:table-cell office:value-type="float" office:value="0.918173611164093" calcext:value-type="float">
            <text:p>0.918173611164093</text:p>
          </table:table-cell>
          <table:table-cell office:value-type="float" office:value="48.193" calcext:value-type="float">
            <text:p>48.19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92</text:p>
          </table:table-cell>
          <table:table-cell office:value-type="string" calcext:value-type="string">
            <text:p>Glioblastoma - GBM - MES</text:p>
          </table:table-cell>
          <table:table-cell office:value-type="float" office:value="0.820895195007324" calcext:value-type="float">
            <text:p>0.820895195007324</text:p>
          </table:table-cell>
          <table:table-cell office:value-type="float" office:value="218.66" calcext:value-type="float">
            <text:p>218.6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93</text:p>
          </table:table-cell>
          <table:table-cell office:value-type="string" calcext:value-type="string">
            <text:p>Plexus - PLEX - PED B</text:p>
          </table:table-cell>
          <table:table-cell office:value-type="float" office:value="0.820522964000702" calcext:value-type="float">
            <text:p>0.820522964000702</text:p>
          </table:table-cell>
          <table:table-cell office:value-type="float" office:value="81.69" calcext:value-type="float">
            <text:p>81.6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94</text:p>
          </table:table-cell>
          <table:table-cell office:value-type="string" calcext:value-type="string">
            <text:p>Embryonal - MB G3G4 - G3</text:p>
          </table:table-cell>
          <table:table-cell office:value-type="float" office:value="0.851055979728699" calcext:value-type="float">
            <text:p>0.851055979728699</text:p>
          </table:table-cell>
          <table:table-cell office:value-type="float" office:value="86.185" calcext:value-type="float">
            <text:p>86.18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95</text:p>
          </table:table-cell>
          <table:table-cell office:value-type="string" calcext:value-type="string">
            <text:p>Glioblastoma - DMG - K27</text:p>
          </table:table-cell>
          <table:table-cell office:value-type="float" office:value="0.98791515827179" calcext:value-type="float">
            <text:p>0.98791515827179</text:p>
          </table:table-cell>
          <table:table-cell office:value-type="float" office:value="110.948" calcext:value-type="float">
            <text:p>110.94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96</text:p>
          </table:table-cell>
          <table:table-cell office:value-type="string" calcext:value-type="string">
            <text:p>Glioma IDH - O IDH - O IDH</text:p>
          </table:table-cell>
          <table:table-cell office:value-type="float" office:value="0.547183454036713" calcext:value-type="float">
            <text:p>0.547183454036713</text:p>
          </table:table-cell>
          <table:table-cell office:value-type="float" office:value="98.082" calcext:value-type="float">
            <text:p>98.08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97</text:p>
          </table:table-cell>
          <table:table-cell office:value-type="string" calcext:value-type="string">
            <text:p>Glioma IDH - A IDH - A IDH</text:p>
          </table:table-cell>
          <table:table-cell office:value-type="float" office:value="0.950546145439148" calcext:value-type="float">
            <text:p>0.950546145439148</text:p>
          </table:table-cell>
          <table:table-cell office:value-type="float" office:value="86.441" calcext:value-type="float">
            <text:p>86.44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98</text:p>
          </table:table-cell>
          <table:table-cell office:value-type="string" calcext:value-type="string">
            <text:p>Embryonal - ATRT - SHH</text:p>
          </table:table-cell>
          <table:table-cell office:value-type="float" office:value="0.985626578330994" calcext:value-type="float">
            <text:p>0.985626578330994</text:p>
          </table:table-cell>
          <table:table-cell office:value-type="float" office:value="84.162" calcext:value-type="float">
            <text:p>84.16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99</text:p>
          </table:table-cell>
          <table:table-cell office:value-type="string" calcext:value-type="string">
            <text:p>Embryonal - ATRT - SHH</text:p>
          </table:table-cell>
          <table:table-cell office:value-type="float" office:value="0.98749041557312" calcext:value-type="float">
            <text:p>0.98749041557312</text:p>
          </table:table-cell>
          <table:table-cell office:value-type="float" office:value="34.305" calcext:value-type="float">
            <text:p>34.30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100</text:p>
          </table:table-cell>
          <table:table-cell office:value-type="string" calcext:value-type="string">
            <text:p>Embryonal - MB WNT - WNT</text:p>
          </table:table-cell>
          <table:table-cell office:value-type="float" office:value="0.998272001743317" calcext:value-type="float">
            <text:p>0.998272001743317</text:p>
          </table:table-cell>
          <table:table-cell office:value-type="float" office:value="30.881" calcext:value-type="float">
            <text:p>30.88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102</text:p>
          </table:table-cell>
          <table:table-cell office:value-type="string" calcext:value-type="string">
            <text:p>Glioma IDH - O IDH - O IDH</text:p>
          </table:table-cell>
          <table:table-cell office:value-type="float" office:value="0.988861739635468" calcext:value-type="float">
            <text:p>0.988861739635468</text:p>
          </table:table-cell>
          <table:table-cell office:value-type="float" office:value="163.23" calcext:value-type="float">
            <text:p>163.2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103</text:p>
          </table:table-cell>
          <table:table-cell office:value-type="string" calcext:value-type="string">
            <text:p>Glioma IDH - A IDH - A IDH</text:p>
          </table:table-cell>
          <table:table-cell office:value-type="float" office:value="0.971650898456574" calcext:value-type="float">
            <text:p>0.971650898456574</text:p>
          </table:table-cell>
          <table:table-cell office:value-type="float" office:value="66.365" calcext:value-type="float">
            <text:p>66.36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104</text:p>
          </table:table-cell>
          <table:table-cell office:value-type="string" calcext:value-type="string">
            <text:p>Ependymal - SUBEPN - ALL</text:p>
          </table:table-cell>
          <table:table-cell office:value-type="float" office:value="0.862251583719626" calcext:value-type="float">
            <text:p>0.862251583719626</text:p>
          </table:table-cell>
          <table:table-cell office:value-type="float" office:value="87.279" calcext:value-type="float">
            <text:p>87.27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105</text:p>
          </table:table-cell>
          <table:table-cell office:value-type="string" calcext:value-type="string">
            <text:p>Other glioma - HGNET - MN1</text:p>
          </table:table-cell>
          <table:table-cell office:value-type="float" office:value="0.750659286975861" calcext:value-type="float">
            <text:p>0.750659286975861</text:p>
          </table:table-cell>
          <table:table-cell office:value-type="float" office:value="52.451" calcext:value-type="float">
            <text:p>52.45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106</text:p>
          </table:table-cell>
          <table:table-cell office:value-type="string" calcext:value-type="string">
            <text:p>Glioma IDH - O IDH - O IDH</text:p>
          </table:table-cell>
          <table:table-cell office:value-type="float" office:value="0.962905287742615" calcext:value-type="float">
            <text:p>0.962905287742615</text:p>
          </table:table-cell>
          <table:table-cell office:value-type="float" office:value="22.322" calcext:value-type="float">
            <text:p>22.32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107</text:p>
          </table:table-cell>
          <table:table-cell office:value-type="string" calcext:value-type="string">
            <text:p>Nerve - SCHW - SCHW</text:p>
          </table:table-cell>
          <table:table-cell office:value-type="float" office:value="0.919630408287048" calcext:value-type="float">
            <text:p>0.919630408287048</text:p>
          </table:table-cell>
          <table:table-cell office:value-type="float" office:value="22.009" calcext:value-type="float">
            <text:p>22.009</text:p>
          </table:table-cell>
          <table:table-cell office:value-type="string" calcext:value-type="string">
            <text:p>False</text:p>
          </table:table-cell>
        </table:table-row>
        <calcext:conditional-formats>
          <calcext:conditional-format calcext:target-range-address="sturgeon.E2:sturgeon.E101">
            <calcext:condition calcext:apply-style-name="Good" calcext:value="=&quot;True&quot;" calcext:base-cell-address="sturgeon.E2"/>
            <calcext:condition calcext:apply-style-name="Bad" calcext:value="=&quot;False&quot;" calcext:base-cell-address="sturgeon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9T20:26:13.024130583</dc:date>
    <meta:editing-duration>PT13M5S</meta:editing-duration>
    <meta:editing-cycles>1</meta:editing-cycles>
    <meta:document-statistic meta:table-count="1" meta:cell-count="505" meta:object-count="0"/>
    <meta:generator>LibreOffice/7.3.7.2$Linux_X86_64 LibreOffice_project/30$Build-2</meta:generator>
  </office:meta>
</office:document-meta>
</file>